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weight="normal" style:font-weight-asian="normal" style:font-weight-complex="normal"/>
    </style:style>
    <style:style style:name="P3" style:family="paragraph" style:parent-style-name="Standard">
      <style:text-properties style:font-name="Times"/>
    </style:style>
    <style:style style:name="P4" style:family="paragraph" style:parent-style-name="Standard">
      <style:paragraph-properties fo:line-height="200%"/>
      <style:text-properties style:font-name="Times"/>
    </style:style>
    <style:style style:name="P5" style:family="paragraph" style:parent-style-name="Standard">
      <style:paragraph-properties fo:line-height="200%" fo:text-align="center" style:justify-single-word="false"/>
      <style:text-properties style:font-name="Times"/>
    </style:style>
    <style:style style:name="P6" style:family="paragraph" style:parent-style-name="Standard">
      <style:text-properties style:font-name="Times" fo:font-weight="bold" style:font-weight-asian="bold" style:font-weight-complex="bold"/>
    </style:style>
    <style:style style:name="P7" style:family="paragraph" style:parent-style-name="Standard">
      <style:paragraph-properties fo:line-height="200%"/>
      <style:text-properties style:font-name="Times" fo:font-weight="bold" style:font-weight-asian="bold" style:font-weight-complex="bold"/>
    </style:style>
    <style:style style:name="P8" style:family="paragraph" style:parent-style-name="Standard">
      <style:paragraph-properties fo:line-height="200%" fo:text-align="start" style:justify-single-word="false"/>
      <style:text-properties style:font-name="Times" fo:font-weight="bold" style:font-weight-asian="bold" style:font-weight-complex="bold"/>
    </style:style>
    <style:style style:name="P9" style:family="paragraph" style:parent-style-name="Standard">
      <style:text-properties style:font-name="Times" fo:font-weight="normal" style:font-weight-asian="normal" style:font-weight-complex="normal"/>
    </style:style>
    <style:style style:name="P10" style:family="paragraph" style:parent-style-name="Standard">
      <style:paragraph-properties fo:line-height="200%"/>
      <style:text-properties style:font-name="Times" fo:font-weight="normal" style:font-weight-asian="normal" style:font-weight-complex="normal"/>
    </style:style>
    <style:style style:name="P11" style:family="paragraph" style:parent-style-name="Standard">
      <style:paragraph-properties fo:line-height="200%" fo:text-align="center" style:justify-single-word="false"/>
      <style:text-properties style:font-name="Times" fo:font-weight="normal" style:font-weight-asian="normal" style:font-weight-complex="normal"/>
    </style:style>
    <style:style style:name="P12" style:family="paragraph" style:parent-style-name="Standard">
      <style:paragraph-properties fo:line-height="100%" fo:text-align="center" style:justify-single-word="false"/>
      <style:text-properties style:font-name="Times" fo:font-weight="normal" style:font-weight-asian="normal" style:font-weight-complex="normal"/>
    </style:style>
    <style:style style:name="P13" style:family="paragraph" style:parent-style-name="Standard">
      <style:paragraph-properties fo:line-height="200%" fo:text-align="center" style:justify-single-word="false"/>
      <style:text-properties style:font-name="Times" fo:font-style="italic" fo:font-weight="normal" style:font-style-asian="italic" style:font-weight-asian="normal" style:font-style-complex="italic" style:font-weight-complex="normal"/>
    </style:style>
    <style:style style:name="P14"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style>
    <style:style style:name="P15"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6"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style:font-size-asian="12pt" style:font-style-asian="normal" style:font-name-complex="Times New Roman" style:font-size-complex="12pt" style:font-style-complex="normal"/>
    </style:style>
    <style:style style:name="T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style:text-underline-style="none" style:font-size-asian="12pt" style:font-style-asian="normal" style:font-size-complex="12pt" style:font-style-complex="normal"/>
    </style:style>
    <style:style style:name="T1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Times New Roman" fo:font-size="12pt" fo:font-style="italic" style:font-size-asian="12pt" style:font-style-asian="italic" style:font-name-complex="Times New Roman" style:font-size-complex="12pt" style:font-style-complex="italic"/>
    </style:style>
    <style:style style:name="T13"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 fo:font-size="12pt" style:font-size-asian="12pt" style:font-size-complex="12pt"/>
    </style:style>
    <style:style style:name="T15" style:family="text">
      <style:text-properties fo:font-style="italic" style:font-style-asian="italic" style:font-style-complex="italic"/>
    </style:style>
    <style:style style:name="T16" style:family="text">
      <style:text-properties fo:font-style="italic" style:font-style-asian="italic" style:font-name-complex="Times New Roman" style:font-style-complex="italic"/>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font-name-complex="Times New Roman"/>
    </style:style>
    <style:style style:name="T20" style:family="text">
      <style:text-properties style:text-position="super 58%"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language="it" fo:country="IT" style:font-name-complex="Times New Roman"/>
    </style:style>
    <style:style style:name="T25" style:family="text">
      <style:text-properties style:font-name="Times New Roman1" fo:font-size="11.5pt" fo:font-style="italic" fo:font-weight="bold" style:font-name-asian="Times New Roman1" style:font-size-asian="11.5pt" style:font-style-asian="italic" style:font-weight-asian="bold" style:font-name-complex="Times New Roman1" style:font-size-complex="11.5pt" style:font-style-complex="italic" style:font-weight-complex="bold"/>
    </style:style>
    <style:style style:name="T26" style:family="text">
      <style:text-properties style:font-name="Times New Roman1" fo:font-size="11.5pt" style:font-name-asian="Times New Roman1" style:font-size-asian="11.5pt" style:font-name-complex="Times New Roman1" style:font-size-complex="11.5pt"/>
    </style:style>
    <style:style style:name="T27" style:family="text">
      <style:text-properties style:font-weight-asian="bold"/>
    </style:style>
    <style:style style:name="T28" style:family="text">
      <style:text-properties style:font-weight-complex="bold"/>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fo:font-style="normal" style:font-size-asian="12pt" style:font-style-asian="normal" style:font-name-complex="Times New Roman" style:font-size-complex="12pt" style:font-style-complex="normal"/>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style:font-size-asian="12pt" style:font-style-asian="normal" style:font-size-complex="12pt" style:font-style-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12pt" fo:font-style="italic" style:font-size-asian="12pt" style:font-style-asian="italic" style:font-name-complex="Times New Roman" style:font-size-complex="12pt" style:font-style-complex="italic"/>
    </style:style>
    <style:style style:name="T37" style:family="text">
      <style:text-properties fo:font-size="12pt" fo:font-style="italic" fo:font-weight="bold" style:font-size-asian="12pt" style:font-style-asian="italic" style:font-weight-asian="bold" style:font-size-complex="12pt" style:font-style-complex="italic" style:font-weight-complex="bold"/>
    </style:style>
    <style:style style:name="T3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fo:font-size="12pt" style:font-size-asian="12pt" style:font-size-complex="12pt"/>
    </style:style>
    <style:style style:name="T40" style:family="text">
      <style:text-properties fo:font-size="11.5pt" fo:font-style="italic" fo:font-weight="bold" style:font-name-asian="Times New Roman1" style:font-size-asian="11.5pt" style:font-style-asian="italic" style:font-weight-asian="bold" style:font-name-complex="Times New Roman1" style:font-size-complex="11.5pt" style:font-style-complex="italic" style:font-weight-complex="bold"/>
    </style:style>
    <style:style style:name="T41" style:family="text">
      <style:text-properties style:font-name="Times"/>
    </style:style>
    <style:style style:name="T42" style:family="text">
      <style:text-properties style:font-name="Times" fo:font-style="italic" style:font-style-asian="italic" style:font-style-complex="italic"/>
    </style:style>
    <style:style style:name="T43" style:family="text">
      <style:text-properties style:font-name="Times" fo:font-style="italic" style:font-style-asian="italic" style:font-name-complex="Times New Roman" style:font-style-complex="italic"/>
    </style:style>
    <style:style style:name="T44" style:family="text">
      <style:text-properties style:font-name="Times" fo:font-style="normal" style:font-style-asian="normal" style:font-style-complex="normal"/>
    </style:style>
    <style:style style:name="T45" style:family="text">
      <style:text-properties style:font-name="Times" fo:font-style="normal" style:text-underline-style="none" style:font-style-asian="normal" style:font-style-complex="normal"/>
    </style:style>
    <style:style style:name="T46" style:family="text">
      <style:text-properties style:font-name="Times" fo:font-size="12pt" fo:font-style="normal" style:font-size-asian="12pt" style:font-style-asian="normal" style:font-size-complex="12pt" style:font-style-complex="normal"/>
    </style:style>
    <style:style style:name="T47"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Times" fo:font-size="12pt" fo:font-style="normal" style:text-underline-style="none" style:font-size-asian="12pt" style:font-style-asian="normal" style:font-size-complex="12pt" style:font-style-complex="normal"/>
    </style:style>
    <style:style style:name="T50" style:family="text">
      <style:text-properties style:font-name="Times" fo:font-size="12pt" fo:font-style="italic" style:font-size-asian="12pt" style:font-style-asian="italic" style:font-size-complex="12pt" style:font-style-complex="italic"/>
    </style:style>
    <style:style style:name="T51"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52" style:family="text">
      <style:text-properties style:font-name="Time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Abstract</text:span></text:p>
      <text:p text:style-name="P4"><text:span text:style-name="T3"><text:tab/>Massively Multiplayer Online Role Playing Games, otherwise known as MMORPG or MMO, are a fast growing sector of the entertainment industry with billions of dollars in revenue every year. <text:s/>With over 11.1 million players on Blizzard's World of Warcraft alone, more and more people are engaging in MMOs. <text:s/>The social aspect of the genre presents unique challenges to developers exclusive to other game industries. <text:s/>Designers find themselves faced with attempting to appease a wide variety of players who enjoy and pay for their games. <text:s/>MMO players are drawn to the idea of advancing their characters, investing “Avatar Capital” into their online persona and developing a commitment to the game. <text:s/>Players also come from a diverse range of cultures and backgrounds that the game must remain sensitive to, and certain lucrative markets such as China can require extensive changes to the core game before being sold. <text:s/>Programming oversights can also lead to complicated situations and game altering bugs and glitches, often times complicating the integrity of the community and requiring a careful response from the designers. <text:s/>These problems require the designer to alter their position to that of a social engineer, taking on a new understanding of their players and motivations to create a rich virtual world and keep the game profitable for the company.</text:span></text:p>
      <text:p text:style-name="P3"/>
      <text:p text:style-name="P3"/>
      <text:p text:style-name="P6">The Rise of the MMO</text:p>
      <text:p text:style-name="P3"/>
      <text:p text:style-name="P4"><text:tab/>Massively Multiplayer Online Role Playing Games, often shortened to MMORPG or simply MMO, are a massively growing sector of the games industry, and one of the most unique genres of gaming. The importance of player interaction and community put MMO designers into a difficult and often unfamiliar position of social architect for their games. <text:s/>In order to tap into <text:soft-page-break/>the lucrative MMO market, designers find themselves needing to embrace their new position to <text:s/>develop a successful online world.</text:p>
      <text:p text:style-name="P4"><text:tab/>The creation of a successful MMO is a daunting task. <text:s/>Producing a large scale game world to handle up to millions of players on dozens of servers across the world takes impressive amounts of time, money, and technical skill. <text:s/>Even if a game possesses the talent and financial backing, they still face many other difficulties along the way. <text:s/>The need to recoup investment leaves niche and experimental titles too risky for the costs involved, so the game must be able to differentiate itself while maintaining many familiar qualities. <text:s/>MMOs, while not overly saturated compared to other game genres, have several well established brands that seem impossible to overcome in market share. <text:s/>World of Warcraft, the current leader in MMOs, recently claimed 11.1 million active subscribers (Cifaldi, 2011). <text:s/>Even if the game does well on initial sales, the subscription based pricing model common to MMOs requires players to keep playing and paying in order to sustain a profit. <text:s/>The need for customer loyalty is a defining feature of the MMO compared to other titles, and necessitates constant post-release support through regular content updates and expansion packs in order to retain subscriptions and keep the game alive.</text:p>
      <text:p text:style-name="P4"><text:tab/>Constant development may seem like downside, but it also offers designers a way to learn from mistakes and improve the game on a regular basis. <text:s/>Players will commonly leave the game when they're bored or a change is made they dislike, but rejoin and begin paying again with a new update that grabs their attention. <text:s/>Keeping the players happy and engaged in the game world is the key to making an MMO a success, and MMOs are expected to change and grow over time to suit the needs of the players supporting it. <text:s/>The demographic a game is designed for may end up not being the one playing, but the nature of the genre allows the developers to observe their <text:soft-page-break/>players and understand how they interact, molding the game around its triumphs while covering up its failures. <text:s/></text:p>
      <text:p text:style-name="P4"><text:tab/>At the core of the challenges for an MMO designer is understanding the players themselves. <text:s/>The business model and the multiplayer component of the genre force the designer to take on the role of a social engineer. <text:s/>The social aspect of MMOs are its defining feature. <text:s/>Players are expected to work as a team, supporting each other to overcome difficult monsters and dungeons that cannot be handled alone. <text:s/>Players will create 'guilds,' forming a collective group that routinely plays and communicates with each other, often sharing in-game or out-of-game interests that define their group. <text:s/>Players and guilds will develop reputations on their particular game servers and within the greater community based on their skills or behavior.</text:p>
      <text:p text:style-name="P4"><text:tab/>This report will examine the difficulties of the MMO designer in his role of social engineer of the game and its greater community. <text:s/>Observing the nature of players and why they play will provide an insight to the core challenges to overcome for the new breed of designer, giving them the tools needed to prepare for the new path of social engineer as game designer.</text:p>
      <text:p text:style-name="P3"/>
      <text:p text:style-name="P3"/>
      <text:p text:style-name="P4"><text:span text:style-name="T2">Why They Play</text:span><text:span text:style-name="T3"><text:tab/></text:span></text:p>
      <text:p text:style-name="P4"><text:tab/>The term “welfare epics” came from Blizzard Entertainment's own Jeff Kaplan, Lead Content Designer of World of Warcraft (WoW). <text:s/>Kaplan, better known as Tigole, used the phrase during Blizzard's 2007 conference to describe the new player-versus-player (PvP) rewards that were implemented in a recent update to the game. <text:s/>Describing the new reward system as “welfare” set off a storm of controversy within the community, sparking debate on the nature and value of rewards in WoW. <text:s/>It revealed a sharp divide in the behaviors and desires of WoW's <text:soft-page-break/>player base and left WoW's designers with a difficult question of how to satisfy their diverse playerbase. <text:s/>While the use of 'welfare' was originally limited to describing the PvP rewards, in the following years the term encompassed all manner of in game rewards that are seen as relatively easy to obtain compared to high end raiding content. <text:s/></text:p>
      <text:p text:style-name="P4"><text:tab/> Originally, players obtained high end equipment only through 'Raids', where a group of up to 40 players would work together to defeat powerful computer controlled enemies. <text:s/>When defeated, the group would be rewarded with several pieces of high end equipment to be distributed among the players. <text:s/>'Epics' are the second highest level of equipment quality and rarity, and were originally extremely rare outside of Raids. <text:s/>Epic equipment also commonly features unique and impressive looking armor and weapon models, making them highly desirable for both creating a stronger character and as a visible symbol of the player's skill and strength. <text:s/>This status contributes to what the author identifies as “Avatar Capital.”<text:span text:style-name="T3">. <text:s/>Acquiring, maintaining, and preserving the value of a player's own avatar capital drastically effects how they view the game and respond to the choices made by the design team.</text:span></text:p>
      <text:p text:style-name="P4"><text:tab/>The addition of Epic equipment as a PvP reward drastically changed the prominence of Epic items, which now could be gained gradually in groups of 5 players of less instead of the 20 or 40 person raids. <text:s/>Players questioned the value of PvP rewards in the past, but it was not until “welfare epics” that the debates began to heat up. <text:s/>Paul observes the power of the word “welfare” and the implications associated with it to explain this sudden burst of outrage. <text:s/>Many view welfare as mostly benefiting the undeserving, particularly those who live in capitalist societies. <text:s/>These feelings carry over to a belief that welfare can also imply that someone is inferior or not good enough to receive higher end equipment, and that using these items is shameful even if the <text:soft-page-break/>game allows them to be obtained in such a way. <text:s/>The heated feelings behind the term welfare catapulted the discussion of epic equipment into a point of controversy as opposed to a mild disagreement among the playerbase.<text:tab/></text:p>
      <text:p text:style-name="P4"><text:tab/>Paul's analysis of the culture surrounding the rewards in Warcraft gives new insights into why people play and how the structure of rewards can change in the course of an MMO's lifespan. <text:s/>In part, his review exposes the core “conflict of interest” between four parties: the two types of players, the designers, and the directors and/or investors supporting the project. <text:s/>According to Martin and Schinzinger, a conflict of interest occurs when a professional is in a role that requires exercising good judgment on behalf of an employer or client and the professional has some additional interest that could affect their judgment in serving the client or employer (2010:137). <text:s/>When making judgments, designers have both clients and employers to satisfy, players and investors. <text:s/>Tigole's views on “welfare epics” also show that designers themselves have interests, their own ideas on how they believe the game should be run and played. <text:s/>Their own preferences of what makes for good gameplay can color their perception of the state of the game and the will of the players.</text:p>
      <text:p text:style-name="P4"><text:tab/>This article is an excellent source for beginning to understand the types of decisions that designers face when dealing with where to go next with the game. <text:s/>MMOs have a more diverse group of players then probably any other genre, and understanding the needs and expectations of those players is the key to creating a successful and long lasting game. The importance of rewards also gives new insight into the reasons that people play, and the importance of rewards in modern gaming.<text:tab/></text:p>
      <text:p text:style-name="P4"><text:tab/>In analyzing the arguments over these welfare epics, Paul identifies 4 key rhetorical <text:soft-page-break/>points of debate: <text:s/>comparing value and effort of PvP versus PvE (player-versus-environment), the loss of avatar capital by increased availability of epics, subversion of the multiplayer component in Massively Multiplayer Online Games by making epics easier to obtain solo, and the idea of epics being a reward for the 'work' put in by a player. <text:s/></text:p>
      <text:p text:style-name="P4"><text:tab/>What is interesting to observe is that throughout the debate and the article itself, the words 'work', 'labor', 'time', 'effort', and 'difficulty' are all frequently used but 'fun' is noticeably absent. <text:s/>The acquisition of rewards and status items are seen as the ultimate goal of play, and by devaluing the rewards players find less enjoyment in the game. This is the crucial point of difference between MMO and normal game design. <text:s/>The core gameplay does not carry an MMO on its own, but is instead driven by the secondary systems to keep players invested in their character, and by extension, the game itself. <text:s/>Developing, cultivating, and maintaining avatar capital for each player is just as much the work of the developer as it is the player. <text:s/>Designing in a way to best stimulate the growth of avatar capital is a key goal for the MMO developer, but one that is sorely overlooked.</text:p>
      <text:p text:style-name="P4"/>
      <text:p text:style-name="P7">Demographics and the China Problem</text:p>
      <text:p text:style-name="P10"><text:tab/>Possessing a greater understanding of why people play and enjoy MMOs, the designer needs also to consider who the players themselves are. <text:s/>With the increased importance of international releases, a designer needs to be able to visualize the wide range of people and cultures that will participate in his or her game. <text:s/>Issues can arise in particular from cultural misunderstanding and stereotyping or foreign censorship laws and regulations that force changes onto a product. </text:p>
      <text:p text:style-name="P10"><text:soft-page-break/><text:span text:style-name="T2"><text:tab/></text:span>China is one of the most important markets in online gaming. <text:s/>As of 2009, China stood as the largest online gaming market, contributing one third of total revenue (Yan, 2010). <text:s/>The amount of potential dollars in the Chinese market is incredibly important for an MMO's overall financial success, but it is not as easy as a simple localization. <text:s/>China and other Eastern countries require time management features in MMOs to help combat their growing epidemics of online gaming addiction. Censorship laws and cultural differences from Western views can stop a major release at the gate, requiring extensive changes <text:s/>to avoid controversy and allow developers to dip their feet into the Asian gaming business. <text:s/>While potentially lucrative, handling a Chinese release of a new MMO requires particular understanding and consideration of the rules and beliefs involved.</text:p>
      <text:p text:style-name="P10"><text:tab/>World of Warcraft and the Warcraft franchise have clashed with China in the past. <text:s/>Before the release of WoW, Warcraft III introduced the Pandaren, a race of anthropomorphic panda bears. <text:s/>Originally, Pandaren were dressed in samurai outfits and wielded Japanese weaponry. <text:s/>Chinese players took issue with Blizzard, angry in seeing their beloved national animal adopt the cultural history of another Asian country. <text:s/>While Blizzard later redesigned the Pandaren to follow a Chinese aesthetic, the incident reveals how easy it can be to design something offensive to another culture without realizing it. <text:s/>Stereotyping and inappropriate grouping of cultures and races can lead to more issues like the Pandaren, and designers must be aware of the risks when they design a setting or character with an unfamiliar culture in mind. <text:s/>The Pandaren controversy could have been easily avoided with a little extra research into Chinese and Japanese culture and history.</text:p>
      <text:p text:style-name="P10"><text:tab/>Chinese censorship laws and regulations also stand in the way of a successful release. <text:s/><text:soft-page-break/>Large sections of games may need to be completely redesigned, substantially adding to the cost and production time of the game. <text:s/>Designer and producer clash here, and must work together to determine of the product will be successful enough to warrant the necessary changes. <text:s/>In a dramatic case, Blizzard delayed World of Warcraft's expansion back, Wrath of the Lich King, by several years to meet censorship requirements. <text:s/>Displaying skulls and skeletons is forbidden in Chinese media, which posed a massive problem for the expansion as it heavily focused on an evil undead army and morbid aesthetic. <text:s/>Almost every asset in the game had to be altered or replaced before it was finally approved for sale in China, 2 years after the US release. <text:s/>While meeting the standards proved an expensive and difficult process, the potential in the Chinese market and the power behind the Warcraft brand helped make the call to take the initial cost and continue to collect the revenue of Chinese sales.</text:p>
      <text:p text:style-name="P7"><text:span text:style-name="T3"/></text:p>
      <text:p text:style-name="P7">Bugs, Glitches, and Exploits: Addressing Emergent Behavior</text:p>
      <text:p text:style-name="P10"><text:tab/>The size and complexity of MMO development, along with the sheer number of people playing at any given time, means that the game might break or evolve in ways the designers never intended. <text:s/>While many are clearly in need of a fix, some bugs can have unique unintended consequences on the players and the game world. <text:s/>Analyzing exploits and the way players use them can help guide how to resolve the issues that arise, and might give new ideas to developers for ways to advance the game in the future.</text:p>
      <text:p text:style-name="P10"><text:tab/>One of the more infamous examples of abusing glitches comes from the Warcraft guild Ensidia. <text:s/>Guilds in Warcraft are groups of players who regularly play together and share common goals in game. <text:s/>Ensidia is a top level raiding guild, and competes against other similar guilds for <text:soft-page-break/>the bragging rights of being the first group of players in the world to defeat the newest and hardest bosses. <text:s/>One of the hardest encounters in a recent Warcraft expansion, The Lich King, became a very high profile encounter for top level raiding. <text:s/>Ensidia claimed the first victory over <text:s/>the Lich King fight, but found themselves in controversy. <text:s/>During the fight, Ensidia used a glitch <text:s/>that caused platforms that fell during the fight to reassemble themselves when a certain item was used near them, drastically reducing the difficulty of the encounter. <text:s/>Shortly after it being revealed that Ensidia used the glitch to help pass the encounter, Blizzard took action, suspending the accounts of all players involved and revoking the credit for their accomplishment (Waxpaper, 2010). <text:s/></text:p>
      <text:p text:style-name="P10"><text:tab/>The Lich King incident presents an unusual problem of responsibility on the designer and player when exploits that circumvent the game's design arise. <text:s/>It is easy to rationalize blame against both parties. <text:s/>The programmers let the bug slip by, and it could have been revealed during normal playtesting as the trick involved a rather common game item used by many players to maximize damage. <text:s/>Ensidia had enough game knowledge to know that the rebuilding platforms were not an intended part of the encounter, but used them anyway to greatly simplify the fight. <text:s/>Other guilds stated that they knew about the exploit, but decided amongst themselves to not make use of it. <text:s/>While on questionable grounds, Ensidia's use of the glitch did not involve any outside tools or hacking and relied entirely on the holes in the game itself, and it can be said that they were merely using all the tools available to give themselves an advantage. <text:s/>Does Ensidia deserve the recognition for their achievement, or do the unwritten rules of player honor and respecting the designer's vision overrule their victory?</text:p>
      <text:p text:style-name="P10"><text:tab/>Stepping outside the realm of MMOs, another genre can be looked at as a rich learning <text:soft-page-break/>tool of how glitches and exploits can alter a game and its community, Fighting Games. <text:s/>The Fighter scene is one of the oldest and strongest in gaming, and its players are always looking for the newest trick to give them an edge in tournaments. <text:s/>While game-stopping bugs are quickly banned, some glitches end up being embraced by the tournament scene of a game, being seen as a benefit that provides a more engaging experience for the players involved. <text:s/>One example is Kara Throwing in Street Fighter III, which used the game engine's input leniency to extend the range of a character's throw attack(“Kara Throwing”, 2007). <text:s/>The technique required fast hands to pull off, only really benefited certain characters, and didn't break or completely imbalance the game, so the community accepted it as a normal part of play. <text:s/>The development team even programmed Kara Throws as a supported feature of Street Fighter IV, due to the popularity of the technique in the previous game.</text:p>
      <text:p text:style-name="P10"><text:tab/>MMOs differ from Fighters in that the bugs can be addressed, and are expected to be addressed and corrected by the development team. <text:s/>However, drawing upon the experiences of the Fighting game community and tournament organizers can help lay a groundwork for how to resolve abusers and what to do about the exploits. <text:s/>Game designer and avid Fighting game fan David Sirlin outlines his often quoted views on bugs and competitive play in a section of his article “Playing to Win” (SOME NUMBER). <text:s/>In his article, Sirlin states that the exploit requires action when it would fundamentally undermine the game's base concepts. <text:s/>He cites Akuma, a secret character from Street Fighter II, as an example of being too much to allow in tournaments. <text:s text:c="3"/>Akuma is nearly unbeatable by the regular roster, and his attacks are unlike anything else in the game. <text:s/>Picking Akuma, even if intentionally programmed in by the designers, is liked to playing an entirely separate game and not Street Fighter II. <text:s/></text:p>
      <text:p text:style-name="P10"><text:soft-page-break/><text:tab/>Akuma and Kara Throwing show two different responses based on the intensity of the exploit. <text:s/>Kara Throws are a mostly equal technique, available to both players, and don't fundamentally change the game. <text:s/>Players enjoyed this unintended consequence, and the designers adopted it as part of official design. <text:s/>Removing the bug but converting it into a controllable feature keeps the players happy while returning game control and balance to the designers. <text:s/>The game-changers, like Akuma, require a stronger and harsher response. <text:s/>Characters like Akuma are clear deviations from intended play and design, included for fun or unintentionally and not for real play. <text:s/>The glitch Ensidia used is closer to Akuma than to Karas: it undermined the fundamental purpose of being the hardest challenge in the game. <text:s/>By revoking Ensidia's victory, the encounter could again be approached on fair terms for the rest of the players and allowing a new 'official' best for beating the fight in a legitimate fashion. <text:s/>The response preserved the nature of the contest of skill between top players and demonstrated that the more intense bugs will not be tolerated if abused in such a way. <text:s/></text:p>
      <text:p text:style-name="P10"/>
      <text:p text:style-name="P7">Conclusion</text:p>
      <text:p text:style-name="P10"><text:tab/>MMOs stage a unique setting for people around the world to interact and share experiences with one another. <text:s/>Game designers find new challenges and problems every day, trying to find the best solution for all involved. <text:s/>Balancing the social aspect of an MMO is an essential part of the job, as turning a profit depends upon maintaining and expanding a loyal community of players. <text:s/>Keeping all the players happy is unfortunately impossible, and many design choices can have unintended consequences by affecting intra-player interactions, cultural relationships, and the integrity of the game itself. </text:p>
      <text:p text:style-name="P10"><text:soft-page-break/><text:tab/>For a developer to create a truly successful MMO, they must no longer consider themselves as just designers, programmers, and artists. <text:s/>They are social engineers, bringing together diverse groups of people and setting the stage for how they interact and associate with each other. <text:s/>Building a game around the typical mid-20's white male is no longer sufficient. <text:s/>The perceptions and ideas about players, why they play, and how they play need to be understood to create a successful product and lead development in a constructive manner. <text:s/>It is an intimidating task, but the designer must not ignore the people playing and paying to enjoy the games he creates. <text:s/>Fostering helpful places to grow, talk, learn, and work together benefits all people, even in a virtual setting. <text:s/>The greater the understanding of people, the greater a world a designer can cre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Works Cited</text:p>
      <text:p text:style-name="P1"><text:span text:style-name="T41">Cifaldi, F. (2011, August). World of Warcraft Subscriptions Continue to Decline, Though More <text:tab/>Slowly. </text:span><text:span text:style-name="T42">Gamasutra</text:span><text:span text:style-name="T44">. <text:s/>Retrieved from </text:span><text:a xlink:type="simple" xlink:href="http://www.gamasutra.com/view/news/36351/World_of_Warcraft_Subscriptions_Continue_To_Decline_Though_More_Slowly.php"><text:span text:style-name="T44">http://www.gamasutra.com/</text:span></text:a><text:span text:style-name="T44">.</text:span></text:p>
      <text:p text:style-name="P1"><text:span text:style-name="T46">Kara Throwing: Street Fighter 3 Third Strike (2007, December 4). </text:span><text:span text:style-name="T50">EventHubs.</text:span><text:span text:style-name="T51"> </text:span><text:span text:style-name="T47">Retrieved from <text:tab/></text:span><text:a xlink:type="simple" xlink:href="http://www.eventhubs.com/guides/2007/dec/04/kara-throwing-street-fighter-3-third-"><text:span text:style-name="T47">http://www.eventhubs.com/guides/2007/dec/04/kara-throwing-street-fighter-3-third-</text:span></text:a><text:a xlink:type="simple" xlink:href="http://www.eventhubs.com/guides/2007/dec/04/kara-throwing-street-fighter-3-third-strike/"><text:span text:style-name="T48"><text:tab/></text:span></text:a><text:a xlink:type="simple" xlink:href="http://www.eventhubs.com/guides/2007/dec/04/kara-throwing-street-fighter-3-third-strike/"><text:span text:style-name="T47">strike/</text:span></text:a><text:span text:style-name="T47"> </text:span></text:p>
      <text:p text:style-name="P4"><text:span text:style-name="T31">Martin, M.W., &amp; Schinzinger, R. (2010) </text:span><text:span text:style-name="T38">Introduction to Engineering Ethics </text:span><text:span text:style-name="T31">(2</text:span><text:span text:style-name="T21">nd</text:span><text:span text:style-name="T31"> ed.). <text:s/>New York: <text:tab/>McGraw-Hill. (Original work published 2000)</text:span></text:p>
      <text:p text:style-name="P4"><text:span text:style-name="T17">Paul, C.A. (2010). Welfare Epics? <text:s/>The Rhetoric of Rewards in World of Warcraft. <text:s/></text:span><text:span text:style-name="T15">Games and <text:tab/>Culture, 5(2), </text:span><text:span text:style-name="T17">158-176. <text:s/>doi: </text:span><text:span text:style-name="T23">10.1177/1555412009354729</text:span><text:span text:style-name="T29"> </text:span></text:p>
      <text:p text:style-name="P1"><text:span text:style-name="T46">Sirlin, D. (2000). Playing to Win, Part 1. <text:s/>Retrieved from </text:span><text:a xlink:type="simple" xlink:href="http://www.sirlin.net/articles/playing-"><text:span text:style-name="T46">http://www.sirlin.net/articles/playing-</text:span></text:a><text:a xlink:type="simple" xlink:href="http://www.sirlin.net/articles/playing-to-win-part-1.html"><text:span text:style-name="T49"><text:tab/></text:span></text:a><text:a xlink:type="simple" xlink:href="http://www.sirlin.net/articles/playing-to-win-part-1.html"><text:span text:style-name="T46">to-win-part-1.html</text:span></text:a><text:span text:style-name="T46"> </text:span></text:p>
      <text:p text:style-name="P2"><text:span text:style-name="T46">Waxpaper (2010, February 8) The Facts About Ensidia's “Lich King Scandal.” </text:span><text:span text:style-name="T50">ZAM. </text:span><text:span text:style-name="T46">Retrieved <text:tab/>from <text:s/></text:span><text:a xlink:type="simple" xlink:href="http://wow.allakhazam.com/story.html?story=21498"><text:span text:style-name="T46">http://wow.allakhazam.com/story.html?story=21498</text:span></text:a><text:span text:style-name="T46"> </text:span></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7"><text:soft-page-break/><text:span text:style-name="T29">Bibliography</text:span></text:p>
      <text:p text:style-name="P15"><text:span text:style-name="T24">Kultima, A. (2009) Casual Game Design Values. </text:span><text:span text:style-name="T16">Proceedings of the 13th International MindTrek Conference: Everyday Life in the Ubiquitous Era</text:span><text:span text:style-name="T19">, Tampere, Finland: ACM, pp. 58-65.</text:span></text:p>
      <text:p text:style-name="P15"><text:span text:style-name="T19">Kuittinen, J., Kultima, A., Niemel, J., and Paavilainen, J. (2007) Casual Games Discussion. </text:span><text:span text:style-name="T16">Proceedings of the 2007 Conference on Future Play</text:span><text:span text:style-name="T19">. Toronto, Canada: ACM, 105-112.</text:span></text:p>
      <text:p text:style-name="P15"><text:span text:style-name="T19">Fritsch, T., Voigt, B., and Schiller, J. (2006) Distribution of Online Hardcore Player Behavior: (How Hardcore Are You?). </text:span><text:span text:style-name="T16">Proceedings of 5th ACM SIGCOMM Workshop on Network and System Support for Games</text:span><text:span text:style-name="T19">. Singapore: ACM, 16.</text:span></text:p>
      <text:p text:style-name="P15"><text:span text:style-name="T19">Bernhaupt, R.. (2010) </text:span><text:span text:style-name="T16">Evaluating User Experience in Games Concepts and Methods</text:span><text:span text:style-name="T19">. New York, NY: Springer.</text:span></text:p>
      <text:p text:style-name="P15"><text:span text:style-name="T19">Consalvo, M. (2009) “Hardcore Casual: Game Culture Return(s) to Ravenhearst. </text:span><text:span text:style-name="T16">Proceedings of the 4th International Conference on Foundations of Digital Games</text:span><text:span text:style-name="T19">. Orlando, Florida: ACM, 50-54.</text:span></text:p>
      <text:p text:style-name="P15"><text:span text:style-name="T19">Erickson, T., &amp; McDonald, D.W. (2008). </text:span><text:span text:style-name="T16">HCI Remixed: Essays On Works That Have Influenced the HCI Community.</text:span><text:span text:style-name="T19"> Cambridge, MA.: MIT Press.</text:span></text:p>
      <text:p text:style-name="P15"><text:span text:style-name="T19">Natapov, D., Castellucci, S.J., and MacKenzie, I.S. (2009) ISO 9241-9 Evaluation of Video Game Controllers. </text:span><text:span text:style-name="T16">Proceedings of Graphics Interface 2009</text:span><text:span text:style-name="T19">. Kelowna, British Columbia, Canada: Canadian Information Processing Society, 223-230.</text:span></text:p>
      <text:p text:style-name="P15"><text:span text:style-name="T19">Pheatt, C. and Goering, S. (2010) Programming User Interfaces Using the Nintendo Wii Remote: Tutorial Presentation. </text:span><text:span text:style-name="T16">Journal of Computing Sciences in Colleges, 25,</text:span><text:span text:style-name="T19"> 306-307.</text:span></text:p>
      <text:p text:style-name="P15"><text:span text:style-name="T19">Voida, A., and Greenberg, S. (2009) Wii All Play: The Console Game as a Computational Meeting Place. </text:span><text:span text:style-name="T16">Proceedings of the 27th International Conference on Human Factors in </text:span><text:soft-page-break/><text:span text:style-name="T16">Computing Systems</text:span><text:span text:style-name="T19">. Boston, MA, USA: 2009, 1559-1568.</text:span></text:p>
      <text:p text:style-name="P15"><text:span text:style-name="T19">Jørgensen, A.H. (2004). Marrying HCI/Usability and Computer Games: A Preliminary Look. </text:span><text:span text:style-name="T16">Proceedings of the Third Nordic Conference on Human-Computer Interaction.</text:span><text:span text:style-name="T19"> Tampere, Finland: ACM. 393-396. doi:10.1145/1028014.1028078 <text:s text:c="2"/><text:tab/></text:span></text:p>
      <text:p text:style-name="P15"><text:span text:style-name="T19">Paul, C.A. (2009) <text:s/>Welfare Epics? The Rhetoric of Rewards in World of Warcraft. </text:span><text:span text:style-name="T16">Games and Culture, 5, </text:span><text:span text:style-name="T19">158-176. doi:10.1177/1555412009354729</text:span></text:p>
      <text:p text:style-name="P15"><text:span text:style-name="T19">Kirkpatrick, G. (2008) Controller, Hand, Screen: Aesthetic Form in the Computer Game. <text:s/></text:span><text:span text:style-name="T16">Games and Culture, 4, </text:span><text:span text:style-name="T19">127-143.</text:span></text:p>
      <text:p text:style-name="P14"><text:span text:style-name="T52">VGChartz. (2011) </text:span><text:span text:style-name="T43">Software and Hardware Totals</text:span><text:span text:style-name="T52"> [Data set]. <text:s/>Available from </text:span><text:a xlink:type="simple" xlink:href="http://www.vgchartz.com/"><text:span text:style-name="Internet_20_link"><text:span text:style-name="T52">http://www.vgchartz.com</text:span></text:span></text:a></text:p>
      <text:p text:style-name="P15"><text:span text:style-name="T19">Dyck, J., Pinelle, D., Brown, B., Gutwin, C. (2003). Learning from Games: HCI Design Innovations in Entertainment Software. </text:span><text:span text:style-name="T16">Proceedings of Graphics Interface. </text:span><text:span text:style-name="T19">237-246</text:span></text:p>
      <text:p text:style-name="P16"><text:span text:style-name="T30">ISO. (2000) </text:span><text:span text:style-name="T36">9421-9 Ergonomic requirements for office work with visual display terminals (VDTs) - Part 9: Requirements for non-keyboard input devices</text:span><text:span text:style-name="T30">. International Organization for Standardization.</text:span></text:p>
      <text:p text:style-name="P1"><text:span text:style-name="T41">Cifaldi, F. (2011, August). World of Warcraft Subscriptions Continue to Decline, Though More <text:tab/>Slowly. </text:span><text:span text:style-name="T42">Gamasutra</text:span><text:span text:style-name="T44">. <text:s/>Retrieved from </text:span><text:a xlink:type="simple" xlink:href="http://www.gamasutra.com/view/news/36351/World_of_Warcraft_Subscriptions_Continue_To_Decline_Though_More_Slowly.php"><text:span text:style-name="T44">http://www.gamasutra.com/</text:span></text:a><text:span text:style-name="T44">.</text:span></text:p>
      <text:p text:style-name="P15"><text:span text:style-name="T19">Consalvo, M. (2009) “Hardcore Casual: Game Culture Return(s) to Ravenhearst. </text:span><text:span text:style-name="T16">Proceedings of <text:tab/>the <text:s/>4th International Conference on Foundations of Digital Games</text:span><text:span text:style-name="T19">. Orlando, Florida: <text:tab/>ACM, 50-54.</text:span></text:p>
      <text:p text:style-name="P1"><text:span text:style-name="T41">Funk, J. (2009, April 28). <text:s/>Do Gays Not Exist in Bioware's Star Wars? </text:span><text:span text:style-name="T42">The Escapist. </text:span><text:span text:style-name="T44">Retrieved <text:tab/>from </text:span><text:a xlink:type="simple" xlink:href="http://www.escapistmagazine.com/news/view/91299-Do-Gays-Not-Exist-in-"><text:span text:style-name="T44">http://www.escapistmagazine.com/news/view/91299-Do-Gays-Not-Exist-in-</text:span></text:a><text:soft-page-break/><text:a xlink:type="simple" xlink:href="http://www.escapistmagazine.com/news/view/91299-Do-Gays-Not-Exist-in-Biowares-Star-Wars"><text:span text:style-name="T45"><text:tab/></text:span></text:a><text:a xlink:type="simple" xlink:href="http://www.escapistmagazine.com/news/view/91299-Do-Gays-Not-Exist-in-Biowares-Star-Wars"><text:span text:style-name="T44">Biowares-Star-Wars</text:span></text:a><text:span text:style-name="T44"> </text:span></text:p>
      <text:p text:style-name="P1"><text:span text:style-name="T46">Kara Throwing: Street Fighter 3 Third Strike (2007, December 4). </text:span><text:span text:style-name="T50">EventHubs.</text:span><text:span text:style-name="T51"> </text:span><text:span text:style-name="T47">Retrieved from <text:tab/></text:span><text:a xlink:type="simple" xlink:href="http://www.eventhubs.com/guides/2007/dec/04/kara-throwing-street-fighter-3-third-"><text:span text:style-name="T47">http://www.eventhubs.com/guides/2007/dec/04/kara-throwing-street-fighter-3-third-</text:span></text:a><text:a xlink:type="simple" xlink:href="http://www.eventhubs.com/guides/2007/dec/04/kara-throwing-street-fighter-3-third-strike/"><text:span text:style-name="T48"><text:tab/></text:span></text:a><text:a xlink:type="simple" xlink:href="http://www.eventhubs.com/guides/2007/dec/04/kara-throwing-street-fighter-3-third-strike/"><text:span text:style-name="T47">strike/</text:span></text:a><text:span text:style-name="T47"> </text:span></text:p>
      <text:p text:style-name="P4"><text:span text:style-name="T31">Martin, M.W., &amp; Schinzinger, R. (2010) </text:span><text:span text:style-name="T38">Introduction to Engineering Ethics </text:span><text:span text:style-name="T31">(2</text:span><text:span text:style-name="T21">nd</text:span><text:span text:style-name="T31"> ed.). <text:s/>New York: <text:tab/>McGraw-Hill. (Original work published 2000)</text:span></text:p>
      <text:p text:style-name="P1"><text:span text:style-name="T41">Osborne, T. (2008, December 23). The Virtual Battle of the Sexes. <text:s/></text:span><text:span text:style-name="T42">BBC News.</text:span><text:span text:style-name="T44"> Retrieved from <text:tab/></text:span><text:a xlink:type="simple" xlink:href="http://news.bbc.co.uk/2/hi/technology/7796482.stm"><text:span text:style-name="T44">http://news.bbc.co.uk/2/hi/technology/7796482.stm</text:span></text:a><text:span text:style-name="T44"> </text:span></text:p>
      <text:p text:style-name="P4"><text:span text:style-name="T17">Paul, C.A. (2010). Welfare Epics? <text:s/>The Rhetoric of Rewards in World of Warcraft. <text:s/></text:span><text:span text:style-name="T15">Games and <text:tab/>Culture, 5(2), </text:span><text:span text:style-name="T17">158-176. <text:s/>doi: </text:span><text:span text:style-name="T23">10.1177/1555412009354729</text:span><text:span text:style-name="T29"> </text:span></text:p>
      <text:p text:style-name="P2"><text:span text:style-name="T46">Waxpaper (2010, February 8) The Facts About Ensidia's “Lich King Scandal.” </text:span><text:span text:style-name="T50">ZAM. </text:span><text:span text:style-name="T46">Retrieved <text:tab/>from <text:s/></text:span><text:a xlink:type="simple" xlink:href="http://wow.allakhazam.com/story.html?story=21498"><text:span text:style-name="T46">http://wow.allakhazam.com/story.html?story=21498</text:span></text:a><text:span text:style-name="T46"> </text:span></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0"><text:span text:style-name="T29"/></text:p>
      <text:p text:style-name="P11"><text:soft-page-break/><text:span text:style-name="T29"/></text:p>
      <text:p text:style-name="P11"><text:span text:style-name="T29"/></text:p>
      <text:p text:style-name="P5"><text:span text:style-name="T40">The Design And Social Challenges Of </text:span></text:p>
      <text:p text:style-name="P5"><text:span text:style-name="T40">Developing Massively Multiplayer Online Games</text:span></text:p>
      <text:p text:style-name="P5"><text:span text:style-name="T40"/></text:p>
      <text:p text:style-name="P5"><text:span text:style-name="T40"/></text:p>
      <text:p text:style-name="P12"><text:span text:style-name="T29">A Research Paper</text:span></text:p>
      <text:p text:style-name="P12"><text:span text:style-name="T29">in STS 4600</text:span></text:p>
      <text:p text:style-name="P12"><text:span text:style-name="T29">Presented to </text:span></text:p>
      <text:p text:style-name="P12"><text:span text:style-name="T29">The Faculty of the</text:span></text:p>
      <text:p text:style-name="P12"><text:span text:style-name="T29">School of Engineering and Applied Science</text:span></text:p>
      <text:p text:style-name="P12"><text:span text:style-name="T29">University of Virginia</text:span></text:p>
      <text:p text:style-name="P12"><text:span text:style-name="T29">In Partial Fulfillment of the Requirements for the Degree</text:span></text:p>
      <text:p text:style-name="P12"><text:span text:style-name="T29">Bachelor of Science in Software Engineering</text:span></text:p>
      <text:p text:style-name="P12"><text:span text:style-name="T29"/></text:p>
      <text:p text:style-name="P12"><text:span text:style-name="T29"/></text:p>
      <text:p text:style-name="P12"><text:span text:style-name="T29"/></text:p>
      <text:p text:style-name="P12"><text:span text:style-name="T29"/></text:p>
      <text:p text:style-name="P11"><text:span text:style-name="T29">By</text:span></text:p>
      <text:p text:style-name="P13"><text:span text:style-name="T39">Domenic Tessari</text:span></text:p>
      <text:p text:style-name="P13"><text:span text:style-name="T39">November 1, 2011</text:span></text:p>
      <text:p text:style-name="P13"><text:span text:style-name="T39"/></text:p>
      <text:p text:style-name="P13"><text:span text:style-name="T39"/></text:p>
      <text:p text:style-name="P13"><text:span text:style-name="T39"/></text:p>
      <text:p text:style-name="P11"><text:span text:style-name="T29">On my honor as a University student, I have neither given nor received unauthorized aid on this </text:span></text:p>
      <text:p text:style-name="P11"><text:span text:style-name="T29"><text:s/>assignment as defined by the Honor Guidelines for Thesis Related Assignments</text:span></text:p>
      <text:p text:style-name="P11"><text:span text:style-name="T29">Signed: ___________________________________________________ Date: ____________</text:span></text:p>
      <text:p text:style-name="P11"><text:span text:style-name="T29">Approved: ___________________________________________________ Date: ___________</text:span></text:p>
      <text:p text:style-name="P11"><text:span text:style-name="T29"/></text:p>
      <text:p text:style-name="P8"><text:soft-page-break/></text:p>
      <text:p text:style-name="P8"/>
      <text:p text:style-name="P9"><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4H54M9S</meta:editing-duration>
    <meta:editing-cycles>6</meta:editing-cycles>
    <meta:generator>OpenOffice.org/3.3$Win32 OpenOffice.org_project/330m20$Build-9567</meta:generator>
    <meta:initial-creator>Domenic Tessari</meta:initial-creator>
    <dc:date>2011-11-01T13:54:25.22</dc:date>
    <dc:creator>Domenic Tessari</dc:creator>
    <meta:printed-by>Domenic Tessari</meta:printed-by>
    <meta:print-date>2011-11-01T13:54:15.39</meta:print-date>
    <meta:document-statistic meta:table-count="0" meta:image-count="0" meta:object-count="0" meta:page-count="18" meta:paragraph-count="80" meta:word-count="4198" meta:character-count="26871"/>
  </office:meta>
</office:document-meta>
</file>